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8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sh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ce1"/>
        <table:table-column table:style-name="co5" table:default-cell-style-name="ce6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HashMap</text:p>
          </table:table-cell>
          <table:table-cell table:style-name="ce1" office:value-type="string" calcext:value-type="string" table:number-columns-spanned="3" table:number-rows-spanned="1">
            <text:p>import java.util.HashMap;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 table:number-columns-spanned="12" table:number-rows-spanned="1">
            <text:p>Что происходит внутри, при работе с HashMap</text:p>
          </table:table-cell>
          <table:covered-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Создаём переменную, указывающую на реализацию HashMap</text:p>
          </table:table-cell>
          <table:table-cell table:style-name="ce1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h_map = new HashMap&lt;String, String&gt;()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 table:number-columns-spanned="11" table:number-rows-spanned="1">
            <text:p>HashMap представляет из-себя массив, с <text:s/>размером по умолчанию (initial capacity) = 16</text:p>
          </table:table-cell>
          <table:covered-table-cell table:number-columns-repeated="1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 table:number-columns-spanned="11" table:number-rows-spanned="1">
            <text:p>Каждый элемент массива содержит первый элемент связанного списка, который попадает в свою «корзину» после вычисления HASH его ключа.</text:p>
          </table:table-cell>
          <table:covered-table-cell table:number-columns-repeated="10"/>
        </table:table-row>
        <table:table-row table:style-name="ro1">
          <table:table-cell office:value-type="string" calcext:value-type="string">
            <text:p>Что представляют из себя данные, хранящиеся в HashMap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 table:number-columns-spanned="11" table:number-rows-spanned="1">
            <text:p>Hash вычисляется <text:s/>методом HashCode, который можно переопределить в объекте, с которым мы работаем.</text:p>
          </table:table-cell>
          <table:covered-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ELEMENTS</text:p>
          </table:table-cell>
          <table:covered-table-cell table:style-name="ce5"/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 table:number-columns-spanned="11" table:number-rows-spanned="1">
            <text:p>Если Hash равен NULL — то HashCode возвращает НОЛЬ</text:p>
          </table:table-cell>
          <table:covered-table-cell table:number-columns-repeated="10"/>
        </table:table-row>
        <table:table-row table:style-name="ro2">
          <table:table-cell/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valu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 table:number-columns-spanned="11" table:number-rows-spanned="1">
            <text:p>Ключи и значения — поступающие в HashMap должны быть объектами, соответственно у объектов мы можем переопределить свою функцию</text:p>
            <text:p>Hashcode</text:p>
          </table:table-cell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value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spanned="11" table:number-rows-spanned="1"/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value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 table:number-columns-spanned="11" table:number-rows-spanned="1">
            <text:p>Если Hash ключа добавляемого объекта совпадаем с хешкм ключа объекта, который уже есть в списке корзины, то старый объект затирается</text:p>
          </table:table-cell>
          <table:covered-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value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 table:number-columns-spanned="11" table:number-rows-spanned="1">
            <text:p>Если этого не происходит — объект добавляется в эту корзину</text:p>
          </table:table-cell>
          <table:covered-table-cell table:number-columns-repeated="10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 table:number-columns-spanned="11" table:number-rows-spanned="1">
            <text:p>Методы equals() и hashcode() объекта для value вообще не используются. Работают только с ключами.</text:p>
          </table:table-cell>
          <table:covered-table-cell table:number-columns-repeated="10"/>
        </table:table-row>
        <table:table-row table:style-name="ro1">
          <table:table-cell table:style-name="ce1" office:value-type="string" calcext:value-type="string">
            <text:p>Добавляем элементы в HashMap</text:p>
          </table:table-cell>
          <table:table-cell table:style-name="ce1" table:number-columns-repeated="5"/>
          <table:table-cell table:number-columns-repeated="2"/>
          <table:table-cell office:value-type="float" office:value="10" calcext:value-type="float">
            <text:p>10</text:p>
          </table:table-cell>
          <table:table-cell table:number-columns-spanned="11" table:number-rows-spanned="1"/>
          <table:covered-table-cell table:number-columns-repeated="10"/>
        </table:table-row>
        <table:table-row table:style-name="ro1">
          <table:table-cell office:value-type="string" calcext:value-type="string">
            <text:p>h_map.put(key,value);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spanned="11" table:number-rows-spanned="1"/>
          <table:covered-table-cell table:number-columns-repeated="10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number-columns-spanned="11" table:number-rows-spanned="1"/>
          <table:covered-table-cell table:number-columns-repeated="10"/>
        </table:table-row>
        <table:table-row table:style-name="ro1">
          <table:table-cell table:style-name="ce1" office:value-type="string" calcext:value-type="string">
            <text:p>Берём элементы из HashMap</text:p>
          </table:table-cell>
          <table:table-cell table:style-name="ce1" table:number-columns-repeated="5"/>
          <table:table-cell table:number-columns-repeated="2"/>
          <table:table-cell office:value-type="float" office:value="13" calcext:value-type="float">
            <text:p>13</text:p>
          </table:table-cell>
          <table:table-cell table:number-columns-spanned="11" table:number-rows-spanned="1"/>
          <table:covered-table-cell table:number-columns-repeated="10"/>
        </table:table-row>
        <table:table-row table:style-name="ro1">
          <table:table-cell office:value-type="string" calcext:value-type="string">
            <text:p><text:span text:style-name="T1">h_map.</text:span>get(<text:span text:style-name="T2">key</text:span>);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Удаляем элементы из HashMap</text:p>
          </table:table-cell>
          <table:table-cell table:style-name="ce1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<text:span text:style-name="T1">h_map.remove</text:span>(<text:span text:style-name="T2">key</text:span>);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Просматриваем все ключи в HashMap</text:p>
          </table:table-cell>
          <table:table-cell table:style-name="ce1" table:number-columns-repeated="5"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6" table:number-rows-spanned="1">
            <text:p><text:span text:style-name="T1">for (String i : h_map(key</text:span>.keySet()) {</text:p>
            <text:p>  System.out.println(i);</text:p>
            <text:p>}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Просматриваем все значения в HashMap</text:p>
          </table:table-cell>
          <table:table-cell table:style-name="ce1" table:number-columns-repeated="5"/>
          <table:table-cell table:number-columns-repeated="14"/>
        </table:table-row>
        <table:table-row table:style-name="ro3">
          <table:table-cell office:value-type="string" calcext:value-type="string" table:number-columns-spanned="6" table:number-rows-spanned="1">
            <text:p><text:span text:style-name="T1">for (String i : h_map(key</text:span>.values()) {</text:p>
            <text:p>  System.out.println(i);</text:p>
            <text:p>}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Просматриваем все сразу</text:p>
          </table:table-cell>
          <table:table-cell table:style-name="ce1" table:number-columns-repeated="5"/>
          <table:table-cell table:number-columns-repeated="14"/>
        </table:table-row>
        <table:table-row table:style-name="ro3">
          <table:table-cell table:style-name="ce2" office:value-type="string" calcext:value-type="string" table:number-columns-spanned="6" table:number-rows-spanned="1">
            <text:p><text:span text:style-name="T1">for (String i : h_map(key</text:span>.keySet()) {</text:p>
            <text:p> System.out.println("key: " + i + " value: " + h_map.get(i));</text:p>
            <text:p>}</text:p>
          </table:table-cell>
          <table:covered-table-cell table:number-columns-repeated="5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5T21:11:38.657000000</meta:creation-date>
    <dc:date>2019-12-25T23:03:15.370000000</dc:date>
    <meta:editing-duration>PT1H31M28S</meta:editing-duration>
    <meta:editing-cycles>19</meta:editing-cycles>
    <meta:generator>LibreOffice/6.3.0.4$Windows_x86 LibreOffice_project/057fc023c990d676a43019934386b85b21a9ee99</meta:generator>
    <meta:document-statistic meta:table-count="1" meta:cell-count="50" meta:object-count="0"/>
  </office:meta>
</office:document-meta>
</file>